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 Color Emoji1" svg:font-family="'Apple Color Emoji'" style:font-charset="x-symbol"/>
    <style:font-face style:name="Apple Color Emoji" svg:font-family="'Apple Color Emoji'" style:font-pitch="variable" style:font-charset="x-symbol"/>
    <style:font-face style:name="Lucida Sans1" svg:font-family="'Lucida Sans'" style:font-family-generic="swiss"/>
    <style:font-face style:name="Andale Mono" svg:font-family="'Andale Mon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ndale Mono"/>
    </style:style>
    <style:style style:name="P2" style:family="paragraph" style:parent-style-name="Standard">
      <style:paragraph-properties fo:text-align="center" style:justify-single-word="false"/>
      <style:text-properties style:font-name="Apple Color Emoji1" style:font-name-asian="Apple Color Emoji1" style:font-name-complex="Apple Color Emoji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ont Embed Test</text:p>
      <text:p text:style-name="Standard"/>
      <text:p text:style-name="Standard">The purpose of this document is to test whether embedded fonts work and are re-used cross-platform. There now follows a line of text in the “Andale Mono” font:</text:p>
      <text:p text:style-name="Standard"/>
      <text:p text:style-name="P1">The quick brown fox jumps over the lazy dog!</text:p>
      <text:p text:style-name="Standard"/>
      <text:p text:style-name="Standard">There now follows a few characters from the “” font:</text:p>
      <text:p text:style-name="Standard"/>
      <text:p text:style-name="P2">😀 🙈 🚕 🐋 ❎</text:p>
      <text:p text:style-name="Standard"/>
      <text:p text:style-name="Standard">Created on OS X by Andrew Jacks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Apple Color Emoji1" svg:font-family="'Apple Color Emoji'" style:font-charset="x-symbol"/>
    <style:font-face style:name="Apple Color Emoji" svg:font-family="'Apple Color Emoji'" style:font-pitch="variable" style:font-charset="x-symbol"/>
    <style:font-face style:name="Lucida Sans1" svg:font-family="'Lucida Sans'" style:font-family-generic="swiss"/>
    <style:font-face style:name="Andale Mono" svg:font-family="'Andale Mon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3T22:41:09.231129000</meta:creation-date>
    <dc:date>2014-11-23T22:51:06.463329000</dc:date>
    <meta:editing-duration>PT9M57S</meta:editing-duration>
    <meta:editing-cycles>2</meta:editing-cycles>
    <meta:generator>LibreOffice/4.3.4.1$MacOSX_X86_64 LibreOffice_project/bc356b2f991740509f321d70e4512a6a54c5f243</meta:generator>
    <meta:document-statistic meta:table-count="0" meta:image-count="0" meta:object-count="0" meta:page-count="1" meta:paragraph-count="6" meta:word-count="62" meta:character-count="313" meta:non-whitespace-character-count="257"/>
  </office:meta>
</office:document-meta>
</file>